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lementationSpecificArgument.getParts( String chosenImp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plementationSpecificArgument.ImplementationSpecific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ementationSpecificArgument.setImplementation( String 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